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e0eb" officeooo:paragraph-rsid="001ee0eb" style:font-size-asian="20pt" style:font-size-complex="20pt"/>
    </style:style>
    <style:style style:name="P2" style:family="paragraph" style:parent-style-name="Standard">
      <style:text-properties fo:font-size="20pt" officeooo:rsid="0020511f" officeooo:paragraph-rsid="0020511f" style:font-size-asian="20pt" style:font-size-complex="20pt"/>
    </style:style>
    <style:style style:name="P3" style:family="paragraph" style:parent-style-name="Standard">
      <style:text-properties fo:font-size="20pt" officeooo:rsid="0020bced" officeooo:paragraph-rsid="0020bced" style:font-size-asian="20pt" style:font-size-complex="20pt"/>
    </style:style>
    <style:style style:name="P4" style:family="paragraph" style:parent-style-name="Standard" style:master-page-name="">
      <style:paragraph-properties fo:margin-left="-1cm" fo:margin-right="-1.7cm" fo:text-indent="0cm" style:auto-text-indent="false" style:page-number="auto"/>
      <style:text-properties fo:font-size="20pt" officeooo:rsid="0020bced" officeooo:paragraph-rsid="0020bced" style:font-size-asian="20pt" style:font-size-complex="20pt"/>
    </style:style>
    <style:style style:name="P5" style:family="paragraph" style:parent-style-name="Standard">
      <style:text-properties fo:font-size="20pt" officeooo:rsid="0020bced" officeooo:paragraph-rsid="0020bced" style:font-size-asian="20pt" style:font-size-complex="20pt"/>
    </style:style>
    <style:style style:name="P6" style:family="paragraph" style:parent-style-name="Standard">
      <style:text-properties fo:font-size="20pt" officeooo:rsid="0027d16f" officeooo:paragraph-rsid="0027d16f" style:font-size-asian="20pt" style:font-size-complex="20pt"/>
    </style:style>
    <style:style style:name="T1" style:family="text">
      <style:text-properties officeooo:rsid="0020511f"/>
    </style:style>
    <style:style style:name="T2" style:family="text">
      <style:text-properties fo:color="#c5000b"/>
    </style:style>
    <style:style style:name="T3" style:family="text">
      <style:text-properties fo:color="#c5000b" officeooo:rsid="0020511f"/>
    </style:style>
    <style:style style:name="T4" style:family="text">
      <style:text-properties fo:color="#3333ff"/>
    </style:style>
    <style:style style:name="T5" style:family="text">
      <style:text-properties fo:color="#3333ff" officeooo:rsid="0020511f"/>
    </style:style>
    <style:style style:name="T6" style:family="text">
      <style:text-properties fo:color="#3333ff" officeooo:rsid="00225725"/>
    </style:style>
    <style:style style:name="T7" style:family="text">
      <style:text-properties officeooo:rsid="00225725"/>
    </style:style>
    <style:style style:name="T8" style:family="text">
      <style:text-properties fo:color="#111111"/>
    </style:style>
    <style:style style:name="T9" style:family="text">
      <style:text-properties fo:color="#111111" officeooo:rsid="0020511f"/>
    </style:style>
    <style:style style:name="T10" style:family="text">
      <style:text-properties fo:color="#000000"/>
    </style:style>
    <style:style style:name="T11" style:family="text">
      <style:text-properties officeooo:rsid="00237ae7"/>
    </style:style>
    <style:style style:name="T12" style:family="text">
      <style:text-properties officeooo:rsid="0027d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1</text:span><text:span text:style-name="T4"> <text:s/></text:span><text:span text:style-name="T5">Pour </text:span><text:span text:style-name="T9">chaque cycle heuristiqu</text:span><text:span text:style-name="T1">e</text:span></text:p>
      <text:p text:style-name="P1"><text:span text:style-name="T1">2 <text:s/><text:tab/>Une séquence-rotamère </text:span><text:span text:style-name="T3">S</text:span><text:span text:style-name="T1"> est choisie aléatoirement</text:span></text:p>
      <text:p text:style-name="P2">3 <text:s/><text:tab/><text:span text:style-name="T4">Tant que</text:span> l'énergie de <text:span text:style-name="T2">S</text:span> est améliorée</text:p>
      <text:p text:style-name="P2">4 <text:s/><text:tab/><text:tab/><text:span text:style-name="T4">Pour</text:span><text:span text:style-name="T2"> i</text:span> <text:span text:style-name="T4">allant de</text:span> la première position de <text:span text:style-name="T2">S</text:span> <text:span text:style-name="T4">jusqu'à</text:span> la dernière</text:p>
      <text:p text:style-name="P3">5 <text:s/><text:tab/><text:tab/><text:tab/><text:span text:style-name="T2">S</text:span> est fixée sauf à la position <text:span text:style-name="T2">i</text:span></text:p>
      <text:p text:style-name="P3">6 <text:tab/><text:tab/><text:tab/>Le meilleur rotamère <text:span text:style-name="T7">possible en</text:span> <text:span text:style-name="T2">i</text:span> est determiné</text:p>
      <text:p text:style-name="P3">7 <text:tab/><text:tab/><text:tab/>Ce rotamère est utilisé pour fixer <text:span text:style-name="T2">S</text:span> en <text:span text:style-name="T2">i</text:span></text:p>
      <text:p text:style-name="P3">8 <text:tab/><text:tab/>fin de <text:span text:style-name="T4">Pour</text:span></text:p>
      <text:p text:style-name="P3">9 <text:tab/>fin de <text:span text:style-name="T4">Tant que</text:span></text:p>
      <text:p text:style-name="P6"><text:span text:style-name="T8">10</text:span><text:span text:style-name="T4"> <text:s text:c="2"/></text:span><text:span text:style-name="T2">S</text:span><text:span text:style-name="T4"> </text:span><text:span text:style-name="T8">est sauvegardée</text:span></text:p>
      <text:p text:style-name="P4"><text:s text:c="6"/>1<text:span text:style-name="T12">1</text:span> fin d<text:span text:style-name="T11">e</text:span> <text:span text:style-name="T6">Po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8.703cm" fo:margin-left="1.053cm" fo:margin-right="0.30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01:29:07.871707062</meta:creation-date>
    <dc:date>2015-05-09T04:25:26.170573698</dc:date>
    <meta:editing-duration>PT16M21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78" meta:character-count="405" meta:non-whitespace-character-count="309"/>
  </office:meta>
</office:document-meta>
</file>